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5.609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3.5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5819" officeooo:paragraph-rsid="001f5819"/>
    </style:style>
    <style:style style:name="P2" style:family="paragraph" style:parent-style-name="Text_20_body">
      <style:text-properties officeooo:rsid="001f5819" officeooo:paragraph-rsid="00214011"/>
    </style:style>
    <style:style style:name="P3" style:family="paragraph" style:parent-style-name="Text_20_body">
      <style:text-properties officeooo:rsid="00214011" officeooo:paragraph-rsid="00214011"/>
    </style:style>
    <style:style style:name="P4" style:family="paragraph" style:parent-style-name="Text_20_body">
      <style:text-properties officeooo:rsid="00224c1b" officeooo:paragraph-rsid="00224c1b"/>
    </style:style>
    <style:style style:name="P5" style:family="paragraph" style:parent-style-name="Text_20_body">
      <style:text-properties officeooo:rsid="0024213b" officeooo:paragraph-rsid="0024213b"/>
    </style:style>
    <style:style style:name="P6" style:family="paragraph" style:parent-style-name="Text_20_body">
      <style:text-properties officeooo:rsid="0025c231" officeooo:paragraph-rsid="0025c231"/>
    </style:style>
    <style:style style:name="P7" style:family="paragraph" style:parent-style-name="Text_20_body">
      <style:text-properties officeooo:rsid="0025c231" officeooo:paragraph-rsid="00273104"/>
    </style:style>
    <style:style style:name="P8" style:family="paragraph" style:parent-style-name="Text_20_body">
      <style:text-properties officeooo:rsid="0025fae3" officeooo:paragraph-rsid="0025fae3"/>
    </style:style>
    <style:style style:name="P9" style:family="paragraph" style:parent-style-name="Text_20_body">
      <style:text-properties officeooo:rsid="0025fae3" officeooo:paragraph-rsid="00273104"/>
    </style:style>
    <style:style style:name="P10" style:family="paragraph" style:parent-style-name="Text_20_body">
      <style:text-properties officeooo:rsid="00272dd1" officeooo:paragraph-rsid="00272dd1"/>
    </style:style>
    <style:style style:name="P11" style:family="paragraph" style:parent-style-name="Text_20_body">
      <style:text-properties officeooo:rsid="0027ba0e" officeooo:paragraph-rsid="0027ba0e"/>
    </style:style>
    <style:style style:name="P12" style:family="paragraph" style:parent-style-name="Text_20_body">
      <style:text-properties officeooo:rsid="0027ba0e" officeooo:paragraph-rsid="002993bb"/>
    </style:style>
    <style:style style:name="P13" style:family="paragraph" style:parent-style-name="Text_20_body">
      <style:text-properties officeooo:rsid="0028a644" officeooo:paragraph-rsid="0028a644"/>
    </style:style>
    <style:style style:name="P14" style:family="paragraph" style:parent-style-name="Text_20_body">
      <style:text-properties officeooo:rsid="002993bb" officeooo:paragraph-rsid="002993bb"/>
    </style:style>
    <style:style style:name="P15" style:family="paragraph" style:parent-style-name="Text_20_body">
      <style:text-properties officeooo:rsid="002a83dc" officeooo:paragraph-rsid="002a83dc"/>
    </style:style>
    <style:style style:name="P16" style:family="paragraph" style:parent-style-name="Table_20_Contents">
      <style:text-properties officeooo:rsid="001d24d4" officeooo:paragraph-rsid="001d24d4"/>
    </style:style>
    <style:style style:name="P17" style:family="paragraph" style:parent-style-name="Table_20_Contents">
      <style:text-properties officeooo:rsid="001d7ea8" officeooo:paragraph-rsid="001d7ea8"/>
    </style:style>
    <style:style style:name="T1" style:family="text">
      <style:text-properties officeooo:rsid="001d7ea8"/>
    </style:style>
    <style:style style:name="T2" style:family="text">
      <style:text-properties officeooo:rsid="00214011"/>
    </style:style>
    <style:style style:name="T3" style:family="text">
      <style:text-properties officeooo:rsid="0025fae3"/>
    </style:style>
    <style:style style:name="T4" style:family="text">
      <style:text-properties officeooo:rsid="00272dd1"/>
    </style:style>
    <style:style style:name="T5" style:family="text">
      <style:text-properties officeooo:rsid="00273104"/>
    </style:style>
    <style:style style:name="T6" style:family="text">
      <style:text-properties officeooo:rsid="0028a6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2">J’ai utilisé un câble croisé entre commutateur et concentrateur, <text:span text:style-name="T2">ainsi que des câbles droits entre les autres machines et celles reliant le réseau (</text:span>commutateur et concentrateur<text:span text:style-name="T2">).</text:span></text:p>
      <text:p text:style-name="Text_20_body"/>
      <text:p text:style-name="P3">2)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Machine</text:p>
          </table:table-cell>
          <table:table-cell table:style-name="Tableau1.B1" office:value-type="string">
            <text:p text:style-name="P16">Adresse IPv4</text:p>
          </table:table-cell>
        </table:table-row>
        <table:table-row>
          <table:table-cell table:style-name="Tableau1.A2" office:value-type="string">
            <text:p text:style-name="P16">m1</text:p>
          </table:table-cell>
          <table:table-cell table:style-name="Tableau1.B2" office:value-type="string">
            <text:p text:style-name="Table_20_Contents">192.168.1.<text:span text:style-name="T1">1</text:span></text:p>
          </table:table-cell>
        </table:table-row>
        <table:table-row>
          <table:table-cell table:style-name="Tableau1.A2" office:value-type="string">
            <text:p text:style-name="P16">m2</text:p>
          </table:table-cell>
          <table:table-cell table:style-name="Tableau1.B2" office:value-type="string">
            <text:p text:style-name="Table_20_Contents">192.168.1.<text:span text:style-name="T1">2</text:span></text:p>
          </table:table-cell>
        </table:table-row>
        <table:table-row>
          <table:table-cell table:style-name="Tableau1.A2" office:value-type="string">
            <text:p text:style-name="P16">m3</text:p>
          </table:table-cell>
          <table:table-cell table:style-name="Tableau1.B2" office:value-type="string">
            <text:p text:style-name="Table_20_Contents">192.168.1.<text:span text:style-name="T1">3</text:span></text:p>
          </table:table-cell>
        </table:table-row>
        <table:table-row>
          <table:table-cell table:style-name="Tableau1.A2" office:value-type="string">
            <text:p text:style-name="P17">m4</text:p>
          </table:table-cell>
          <table:table-cell table:style-name="Tableau1.B2" office:value-type="string">
            <text:p text:style-name="Table_20_Contents">192.168.1.<text:span text:style-name="T1">4</text:span></text:p>
          </table:table-cell>
        </table:table-row>
        <table:table-row>
          <table:table-cell table:style-name="Tableau1.A2" office:value-type="string">
            <text:p text:style-name="P17">m5</text:p>
          </table:table-cell>
          <table:table-cell table:style-name="Tableau1.B2" office:value-type="string">
            <text:p text:style-name="Table_20_Contents">192.168.1.<text:span text:style-name="T1">5</text:span></text:p>
          </table:table-cell>
        </table:table-row>
        <table:table-row>
          <table:table-cell table:style-name="Tableau1.A2" office:value-type="string">
            <text:p text:style-name="P17">m6</text:p>
          </table:table-cell>
          <table:table-cell table:style-name="Tableau1.B2" office:value-type="string">
            <text:p text:style-name="Table_20_Contents">192.168.1.<text:span text:style-name="T1">6</text:span></text:p>
          </table:table-cell>
        </table:table-row>
      </table:table>
      <text:p text:style-name="Text_20_body"/>
      <text:p text:style-name="Text_20_body">3)</text:p>
      <text:p text:style-name="P4">L’interface réseau choisie est celle par défaut, c’est à dire la seule qui existe et qui est commune aux 6 machines : « eth0 » ; cependant, on peut spécifier une interface en rajoutant « -i » + le nom de l’interface.</text:p>
      <text:p text:style-name="P4">Exemple : « tshark -i eth1 »</text:p>
      <text:p text:style-name="P4"/>
      <text:p text:style-name="P5">4)</text:p>
      <text:p text:style-name="P6">J’ai choisi l’adresse 192.168.1.7, car elle contient le masque du réseau 192.168.1, mais ne correspond à l’adresse IPv4 d’aucune machine ; ainsi, m3 cherche une machine à cette adresse à l’aide de Tshark mais n’en trouve aucune, <text:span text:style-name="T3">il répond donc à m1 « Who has 192.162.1.7? ».</text:span></text:p>
      <text:p text:style-name="P8">Les protocoles impliqués pour cela sont celui de la connexion Ethernet (<text:span text:style-name="T4">HDLC) et celui de la détection d’erreurs (ICMP).</text:span></text:p>
      <text:p text:style-name="P8"/>
      <text:p text:style-name="P10">5)</text:p>
      <text:p text:style-name="P7">J’ai choisi l’adresse 192.168.<text:span text:style-name="T5">2</text:span>.7, car elle <text:span text:style-name="T5">ne fait pas partie du réseau</text:span> ; ainsi, m3 <text:span text:style-name="T5">n’est pas affecté et ne détecte pas de message.</text:span></text:p>
      <text:p text:style-name="P9"><text:span text:style-name="T5">Seul m1 renvoie une erreur sur son terminal, utilisant ainsi le protocole ICMP.</text:span></text:p>
      <text:p text:style-name="P9"/>
      <text:p text:style-name="P11">6)</text:p>
      <text:p text:style-name="P13">Les contenus sont les mêmes, car ils proviennent de la même machine et servent juste à tester des adresses de réseaux qui ne visent donc pas une machine en particulier.</text:p>
      <text:p text:style-name="P11"><text:span text:style-name="T6">m3 : « </text:span>BbnInter_da:f1:73 -&gt; Broadcast <text:s text:c="3"/>ARP 42 Who has 192.168.1.7 ? <text:s/>Tell 192.168.1.1 »</text:p>
      <text:p text:style-name="P12"><text:soft-page-break/><text:span text:style-name="T6">m5 : « </text:span>BbnInter_da:f1:73 -&gt; Broadcast <text:s text:c="3"/>ARP 42 Who has 192.168.1.7 ? <text:s/>Tell 192.168.1.1 »</text:p>
      <text:p text:style-name="P12"/>
      <text:p text:style-name="P14">7)</text:p>
      <text:p text:style-name="P15">m3 ne détecte pas de machine à cette adresse, car elle n’est pas directement connectée à la machine m2 (elle doit passer par un hu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1:22:44.377588018</meta:creation-date>
    <dc:date>2021-10-11T12:05:29.150388288</dc:date>
    <meta:editing-duration>PT2S</meta:editing-duration>
    <meta:editing-cycles>1</meta:editing-cycles>
    <meta:document-statistic meta:table-count="1" meta:image-count="0" meta:object-count="0" meta:page-count="2" meta:paragraph-count="32" meta:word-count="285" meta:character-count="1616" meta:non-whitespace-character-count="1355"/>
    <meta:generator>LibreOffice/6.1.5.2$Linux_X86_64 LibreOffice_project/10$Build-2</meta:generator>
  </office:meta>
</office:document-meta>
</file>